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P9" style:family="paragraph" style:parent-style-name="Text_20_body" style:list-style-name="L4">
      <style:paragraph-properties fo:margin-top="0cm" fo:margin-bottom="0cm" loext:contextual-spacing="false"/>
    </style:style>
    <style:style style:name="P10" style:family="paragraph" style:parent-style-name="Text_20_body" style:list-style-name="L5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rocess Control</text:h>
      <text:p text:style-name="Text_20_body">This system calls perform the task of process creation, process termination, etc.</text:p>
      <text:p text:style-name="Text_20_body"><text:span text:style-name="Strong_20_Emphasis">Functions:</text:span></text:p>
      <text:list xml:id="list386481443" text:style-name="L1">
        <text:list-item>
          <text:p text:style-name="P6">End and Abort </text:p>
        </text:list-item>
        <text:list-item>
          <text:p text:style-name="P6">Load and Execute </text:p>
        </text:list-item>
        <text:list-item>
          <text:p text:style-name="P6">Create Process and Terminate Process </text:p>
        </text:list-item>
        <text:list-item>
          <text:p text:style-name="P6">Wait and Signal Event </text:p>
        </text:list-item>
        <text:list-item>
          <text:p text:style-name="P1">Allocate and free memory </text:p>
        </text:list-item>
      </text:list>
      <text:h text:style-name="Heading_20_3" text:outline-level="3">File Management</text:h>
      <text:p text:style-name="Text_20_body">File management system calls handle file manipulation jobs like creating a file, reading, and writing, etc.</text:p>
      <text:p text:style-name="Text_20_body"><text:span text:style-name="Strong_20_Emphasis">Functions:</text:span></text:p>
      <text:list xml:id="list2714496077" text:style-name="L2">
        <text:list-item>
          <text:p text:style-name="P7">Create a file </text:p>
        </text:list-item>
        <text:list-item>
          <text:p text:style-name="P7">Delete file </text:p>
        </text:list-item>
        <text:list-item>
          <text:p text:style-name="P7">Open and close file </text:p>
        </text:list-item>
        <text:list-item>
          <text:p text:style-name="P7">Read, write, and reposition </text:p>
        </text:list-item>
        <text:list-item>
          <text:p text:style-name="P2">Get and set file attributes </text:p>
        </text:list-item>
      </text:list>
      <text:h text:style-name="Heading_20_3" text:outline-level="3">Device Management</text:h>
      <text:p text:style-name="Text_20_body">Device management does the job of device manipulation like reading from device buffers, writing into device buffers, etc.</text:p>
      <text:p text:style-name="Text_20_body"><text:span text:style-name="Strong_20_Emphasis">Functions:</text:span></text:p>
      <text:list xml:id="list2635827733" text:style-name="L3">
        <text:list-item>
          <text:p text:style-name="P8">Request and release device </text:p>
        </text:list-item>
        <text:list-item>
          <text:p text:style-name="P8">Logically attach/ detach devices </text:p>
        </text:list-item>
        <text:list-item>
          <text:p text:style-name="P3">Get and Set device attributes </text:p>
        </text:list-item>
      </text:list>
      <text:h text:style-name="Heading_20_3" text:outline-level="3">Information Maintenance</text:h>
      <text:p text:style-name="Text_20_body">It handles information and its transfer between the OS and the user program.</text:p>
      <text:p text:style-name="Text_20_body"><text:span text:style-name="Strong_20_Emphasis">Functions:</text:span></text:p>
      <text:list xml:id="list1173646334" text:style-name="L4">
        <text:list-item>
          <text:p text:style-name="P9">Get or set time and date </text:p>
        </text:list-item>
        <text:list-item>
          <text:p text:style-name="P4">Get process and device attributes </text:p>
        </text:list-item>
      </text:list>
      <text:h text:style-name="Heading_20_3" text:outline-level="3">Communication:</text:h>
      <text:p text:style-name="Text_20_body">These types of system calls are specially used for interprocess communications.</text:p>
      <text:p text:style-name="Text_20_body"><text:span text:style-name="Strong_20_Emphasis">Functions:</text:span></text:p>
      <text:list xml:id="list2154907713" text:style-name="L5">
        <text:list-item>
          <text:p text:style-name="P10">Create, delete communications connections </text:p>
        </text:list-item>
        <text:list-item>
          <text:p text:style-name="P10">Send, receive message </text:p>
        </text:list-item>
        <text:list-item>
          <text:p text:style-name="P10">Help OS to transfer status information </text:p>
        </text:list-item>
        <text:list-item>
          <text:p text:style-name="P5"><text:soft-page-break/>Attach or detach remote devices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11:26:31.700532457</meta:creation-date>
    <dc:date>2022-07-31T11:26:44.562516255</dc:date>
    <meta:editing-duration>PT13S</meta:editing-duration>
    <meta:editing-cycles>1</meta:editing-cycles>
    <meta:document-statistic meta:table-count="0" meta:image-count="0" meta:object-count="0" meta:page-count="2" meta:paragraph-count="34" meta:word-count="182" meta:character-count="1118" meta:non-whitespace-character-count="970"/>
    <meta:generator>LibreOffice/6.4.7.2$Linux_X86_64 LibreOffice_project/40$Build-2</meta:generator>
  </office:meta>
</office:document-meta>
</file>